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0000002A53ACCF6ED.png" manifest:media-type="image/png"/>
  <manifest:file-entry manifest:full-path="Pictures/100000010000040D0000013622755859.png" manifest:media-type="image/png"/>
  <manifest:file-entry manifest:full-path="Pictures/1000000100000360000002A41940605D.png" manifest:media-type="image/png"/>
  <manifest:file-entry manifest:full-path="Pictures/1000000100000360000002985F2EDB6E.png" manifest:media-type="image/png"/>
  <manifest:file-entry manifest:full-path="Pictures/10000001000002C60000018386BD127B.png" manifest:media-type="image/png"/>
  <manifest:file-entry manifest:full-path="Pictures/10000001000003CC000001FA339CCBE1.png" manifest:media-type="image/png"/>
  <manifest:file-entry manifest:full-path="Pictures/1000000100000381000002728D6D125D.png" manifest:media-type="image/png"/>
  <manifest:file-entry manifest:full-path="Pictures/100000010000047A00000054E03416B4.png" manifest:media-type="image/png"/>
  <manifest:file-entry manifest:full-path="Pictures/10000001000003CC000002A4431E75EA.png" manifest:media-type="image/png"/>
  <manifest:file-entry manifest:full-path="Pictures/1000000100000416000000EB7A353C75.png" manifest:media-type="image/png"/>
  <manifest:file-entry manifest:full-path="Pictures/100000010000038100000272DFB70617.png" manifest:media-type="image/png"/>
  <manifest:file-entry manifest:full-path="Pictures/1000000100000381000002722A73907E.png" manifest:media-type="image/png"/>
  <manifest:file-entry manifest:full-path="Pictures/1000000100000381000002BB74A21685.png" manifest:media-type="image/png"/>
  <manifest:file-entry manifest:full-path="Pictures/100000010000047A000001698DA8293A.png" manifest:media-type="image/png"/>
  <manifest:file-entry manifest:full-path="Pictures/10000001000003CC000002A4664006A8.png" manifest:media-type="image/png"/>
  <manifest:file-entry manifest:full-path="Pictures/1000000100000338000000EE8234448C.png" manifest:media-type="image/png"/>
  <manifest:file-entry manifest:full-path="Pictures/100000010000040C00000182764CBC5D.png" manifest:media-type="image/png"/>
  <manifest:file-entry manifest:full-path="Pictures/10000001000003E000000227B0BC819E.png" manifest:media-type="image/png"/>
  <manifest:file-entry manifest:full-path="Pictures/100000010000040C0000012444F4160D.png" manifest:media-type="image/png"/>
  <manifest:file-entry manifest:full-path="Pictures/1000000100000360000002A5A35F7C25.png" manifest:media-type="image/png"/>
  <manifest:file-entry manifest:full-path="Pictures/10000001000003CC000001DB415AEB4F.png" manifest:media-type="image/png"/>
  <manifest:file-entry manifest:full-path="Pictures/10000001000003CC000002A4375B9FA4.png" manifest:media-type="image/png"/>
  <manifest:file-entry manifest:full-path="Pictures/10000001000003CC000002A4BEA0FB9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b59e5" officeooo:paragraph-rsid="001b59e5" style:font-size-asian="18pt" style:font-weight-asian="bold" style:font-size-complex="18pt" style:font-weight-complex="bold"/>
    </style:style>
    <style:style style:name="P2" style:family="paragraph" style:parent-style-name="Standard">
      <style:text-properties fo:font-weight="bold" officeooo:rsid="001b59e5" officeooo:paragraph-rsid="001b59e5" style:font-weight-asian="bold" style:font-weight-complex="bold"/>
    </style:style>
    <style:style style:name="P3" style:family="paragraph" style:parent-style-name="Standard">
      <style:text-properties fo:font-weight="bold" officeooo:rsid="001b59e5" officeooo:paragraph-rsid="001b59e5" style:font-weight-asian="bold" style:font-weight-complex="bold"/>
    </style:style>
    <style:style style:name="P4" style:family="paragraph" style:parent-style-name="Standard">
      <style:text-properties fo:font-weight="bold" officeooo:rsid="001b82e3" officeooo:paragraph-rsid="001b82e3" style:font-weight-asian="bold" style:font-weight-complex="bold"/>
    </style:style>
    <style:style style:name="P5" style:family="paragraph" style:parent-style-name="Standard">
      <style:text-properties fo:font-weight="bold" officeooo:rsid="001b838b" officeooo:paragraph-rsid="001b838b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6</text:p>
      <text:p text:style-name="P1"/>
      <text:p text:style-name="P2">ACTIVIDAD 1</text:p>
      <text:p text:style-name="P2"><draw:frame draw:style-name="fr1" draw:name="Imagen1" text:anchor-type="char" svg:width="17cm" svg:height="9.442cm" draw:z-index="0"><draw:image xlink:href="Pictures/10000001000003E000000227B0BC819E.png" xlink:type="simple" xlink:show="embed" xlink:actuate="onLoad" draw:mime-type="image/png"/></draw:frame></text:p>
      <text:p text:style-name="P2"><draw:frame draw:style-name="fr1" draw:name="Imagen2" text:anchor-type="char" svg:width="17cm" svg:height="1.245cm" draw:z-index="1"><draw:image xlink:href="Pictures/100000010000047A00000054E03416B4.png" xlink:type="simple" xlink:show="embed" xlink:actuate="onLoad" draw:mime-type="image/png"/></draw:frame></text:p>
      <text:p text:style-name="P2"><draw:frame draw:style-name="fr1" draw:name="Imagen3" text:anchor-type="char" svg:width="17cm" svg:height="3.819cm" draw:z-index="2"><draw:image xlink:href="Pictures/1000000100000416000000EB7A353C7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ACTIVIDAD 2</text:p>
      <text:p text:style-name="P2"/>
      <text:p text:style-name="P2"><draw:frame draw:style-name="fr2" draw:name="Imagen11" text:anchor-type="char" svg:width="17cm" svg:height="11.864cm" draw:z-index="10"><draw:image xlink:href="Pictures/100000010000038100000272DFB70617.png" xlink:type="simple" xlink:show="embed" xlink:actuate="onLoad" draw:mime-type="image/png"/></draw:frame></text:p>
      <text:p text:style-name="P2"/>
      <text:p text:style-name="P2"><draw:frame draw:style-name="fr2" draw:name="Imagen12" text:anchor-type="char" svg:width="17cm" svg:height="11.864cm" draw:z-index="11"><draw:image xlink:href="Pictures/1000000100000381000002722A73907E.png" xlink:type="simple" xlink:show="embed" xlink:actuate="onLoad" draw:mime-type="image/png"/></draw:frame></text:p>
      <text:p text:style-name="P2"><draw:frame draw:style-name="fr1" draw:name="Imagen13" text:anchor-type="char" svg:width="17cm" svg:height="11.864cm" draw:z-index="12"><draw:image xlink:href="Pictures/1000000100000381000002728D6D125D.png" xlink:type="simple" xlink:show="embed" xlink:actuate="onLoad" draw:mime-type="image/png"/></draw:frame><text:soft-page-break/></text:p>
      <text:p text:style-name="P2"><draw:frame draw:style-name="fr1" draw:name="Imagen14" text:anchor-type="char" svg:width="17cm" svg:height="13.247cm" draw:z-index="13"><draw:image xlink:href="Pictures/1000000100000381000002BB74A21685.png" xlink:type="simple" xlink:show="embed" xlink:actuate="onLoad" draw:mime-type="image/png"/></draw:frame></text:p>
      <text:p text:style-name="P2"><draw:frame draw:style-name="fr1" draw:name="Imagen15" text:anchor-type="char" svg:width="17cm" svg:height="6.332cm" draw:z-index="14"><draw:image xlink:href="Pictures/100000010000040C00000182764CBC5D.png" xlink:type="simple" xlink:show="embed" xlink:actuate="onLoad" draw:mime-type="image/png"/></draw:frame><text:soft-page-break/></text:p>
      <text:p text:style-name="P2"><draw:frame draw:style-name="fr1" draw:name="Imagen16" text:anchor-type="char" svg:width="17cm" svg:height="4.791cm" draw:z-index="15"><draw:image xlink:href="Pictures/100000010000040C0000012444F4160D.png" xlink:type="simple" xlink:show="embed" xlink:actuate="onLoad" draw:mime-type="image/png"/></draw:frame></text:p>
      <text:p text:style-name="P2"/>
      <text:p text:style-name="P4">ACTIVIDAD 3</text:p>
      <text:p text:style-name="P4"><draw:frame draw:style-name="fr2" draw:name="Imagen4" text:anchor-type="char" svg:width="17cm" svg:height="11.822cm" draw:z-index="3"><draw:image xlink:href="Pictures/10000001000003CC000002A4BEA0FB9F.png" xlink:type="simple" xlink:show="embed" xlink:actuate="onLoad" draw:mime-type="image/png"/></draw:frame></text:p>
      <text:p text:style-name="P4"><draw:frame draw:style-name="fr2" draw:name="Imagen5" text:anchor-type="char" svg:width="17cm" svg:height="11.822cm" draw:z-index="4"><draw:image xlink:href="Pictures/10000001000003CC000002A4664006A8.png" xlink:type="simple" xlink:show="embed" xlink:actuate="onLoad" draw:mime-type="image/png"/></draw:frame><text:soft-page-break/></text:p>
      <text:p text:style-name="P4"/>
      <text:p text:style-name="P4"><draw:frame draw:style-name="fr2" draw:name="Imagen6" text:anchor-type="char" svg:width="17cm" svg:height="11.822cm" draw:z-index="5"><draw:image xlink:href="Pictures/10000001000003CC000002A4431E75EA.png" xlink:type="simple" xlink:show="embed" xlink:actuate="onLoad" draw:mime-type="image/png"/></draw:frame></text:p>
      <text:p text:style-name="P4"><draw:frame draw:style-name="fr2" draw:name="Imagen7" text:anchor-type="char" svg:width="17cm" svg:height="11.822cm" draw:z-index="6"><draw:image xlink:href="Pictures/10000001000003CC000002A4375B9FA4.png" xlink:type="simple" xlink:show="embed" xlink:actuate="onLoad" draw:mime-type="image/png"/></draw:frame><text:soft-page-break/></text:p>
      <text:p text:style-name="P4"/>
      <text:p text:style-name="P4"/>
      <text:p text:style-name="P4"><draw:frame draw:style-name="fr1" draw:name="Imagen8" text:anchor-type="char" svg:width="17cm" svg:height="7.779cm" draw:z-index="7"><draw:image xlink:href="Pictures/10000001000003CC000001DB415AEB4F.png" xlink:type="simple" xlink:show="embed" xlink:actuate="onLoad" draw:mime-type="image/png"/></draw:frame></text:p>
      <text:p text:style-name="P4"><draw:frame draw:style-name="fr2" draw:name="Imagen9" text:anchor-type="char" svg:width="17cm" svg:height="7.809cm" draw:z-index="8"><draw:image xlink:href="Pictures/10000001000003CC000001FA339CCBE1.png" xlink:type="simple" xlink:show="embed" xlink:actuate="onLoad" draw:mime-type="image/png"/></draw:frame><text:soft-page-break/></text:p>
      <text:p text:style-name="P4"><draw:frame draw:style-name="fr2" draw:name="Imagen10" text:anchor-type="char" svg:width="17cm" svg:height="7.789cm" draw:z-index="9"><draw:image xlink:href="Pictures/10000001000002C60000018386BD127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ACTIVIDAD 4</text:p>
      <text:p text:style-name="P5"><draw:frame draw:style-name="fr1" draw:name="Imagen17" text:anchor-type="char" svg:width="17cm" svg:height="11.966cm" draw:z-index="16"><draw:image xlink:href="Pictures/1000000100000360000002985F2EDB6E.png" xlink:type="simple" xlink:show="embed" xlink:actuate="onLoad" draw:mime-type="image/png"/></draw:frame></text:p>
      <text:p text:style-name="P5"><draw:frame draw:style-name="fr2" draw:name="Imagen18" text:anchor-type="char" svg:width="17cm" svg:height="11.837cm" draw:z-index="17"><draw:image xlink:href="Pictures/1000000100000360000002A41940605D.png" xlink:type="simple" xlink:show="embed" xlink:actuate="onLoad" draw:mime-type="image/png"/></draw:frame></text:p>
      <text:p text:style-name="P5"><draw:frame draw:style-name="fr1" draw:name="Imagen19" text:anchor-type="char" svg:width="17cm" svg:height="11.645cm" draw:z-index="18"><draw:image xlink:href="Pictures/1000000100000360000002A53ACCF6ED.png" xlink:type="simple" xlink:show="embed" xlink:actuate="onLoad" draw:mime-type="image/png"/></draw:frame><text:soft-page-break/></text:p>
      <text:p text:style-name="P5"><draw:frame draw:style-name="fr1" draw:name="Imagen20" text:anchor-type="char" svg:width="17cm" svg:height="13.319cm" draw:z-index="19"><draw:image xlink:href="Pictures/1000000100000360000002A5A35F7C25.png" xlink:type="simple" xlink:show="embed" xlink:actuate="onLoad" draw:mime-type="image/png"/></draw:frame></text:p>
      <text:p text:style-name="P5"><text:soft-page-break/></text:p>
      <text:p text:style-name="P5"><draw:frame draw:style-name="fr1" draw:name="Imagen21" text:anchor-type="char" svg:width="17cm" svg:height="4.909cm" draw:z-index="20"><draw:image xlink:href="Pictures/1000000100000338000000EE8234448C.png" xlink:type="simple" xlink:show="embed" xlink:actuate="onLoad" draw:mime-type="image/png"/></draw:frame></text:p>
      <text:p text:style-name="P5"><draw:frame draw:style-name="fr1" draw:name="Imagen22" text:anchor-type="char" svg:width="17cm" svg:height="5.355cm" draw:z-index="21"><draw:image xlink:href="Pictures/100000010000047A000001698DA8293A.png" xlink:type="simple" xlink:show="embed" xlink:actuate="onLoad" draw:mime-type="image/png"/></draw:frame></text:p>
      <text:p text:style-name="P5"><draw:frame draw:style-name="fr1" draw:name="Imagen23" text:anchor-type="char" svg:width="17cm" svg:height="5.082cm" draw:z-index="22"><draw:image xlink:href="Pictures/100000010000040D0000013622755859.png" xlink:type="simple" xlink:show="embed" xlink:actuate="onLoad" draw:mime-type="image/png"/></draw:frame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09:32:59.838306784</meta:creation-date>
    <dc:date>2024-11-25T14:39:26.854838491</dc:date>
    <meta:editing-duration>PT49M55S</meta:editing-duration>
    <meta:editing-cycles>4</meta:editing-cycles>
    <meta:generator>LibreOffice/24.2.6.2$Linux_X86_64 LibreOffice_project/420$Build-2</meta:generator>
    <meta:document-statistic meta:table-count="0" meta:image-count="23" meta:object-count="0" meta:page-count="10" meta:paragraph-count="5" meta:word-count="10" meta:character-count="50" meta:non-whitespace-character-count="45"/>
  </office:meta>
</office:document-meta>
</file>